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hub</text:p>
      <text:p text:style-name="Standard">click sync</text:p>
      <text:p text:style-name="Standard">write a comment in box</text:p>
      <text:p text:style-name="Standard">click commit </text:p>
      <text:p text:style-name="Standard">click syn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2-04-10T15:30:02.07</meta:creation-date>
    <meta:generator>OpenOffice/4.1.2$Win32 OpenOffice.org_project/412m3$Build-9782</meta:generator>
    <meta:document-statistic meta:table-count="0" meta:image-count="0" meta:object-count="0" meta:page-count="1" meta:paragraph-count="5" meta:word-count="12" meta:character-count="61"/>
    <dc:date>2022-04-10T15:31:49.94</dc:date>
    <dc:creator>James Lombardi</dc:creator>
    <meta:editing-duration>PT1M49S</meta:editing-duration>
    <meta:editing-cycles>1</meta:editing-cycles>
  </office:meta>
</office:document-meta>
</file>